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L d’une fonction en 0</text:p>
          </table:table-cell>
          <table:table-cell office:value-type="string" calcext:value-type="string">
            <text:p>On dit que f admet un développement limité en 0 à l'ordre m si il existe un p\^olynome \(P\in\R_m[X]\) et une fonction \(\varepsilon : I\to \R\) telle que \(\varepsilon \to 0\) tel que \(\forall x\in I, f(x) = P(x) + x^m\varepsilon(x)\).</text:p>
          </table:table-cell>
        </table:table-row>
        <table:table-row table:style-name="ro1">
          <table:table-cell office:value-type="string" calcext:value-type="string">
            <text:p>Équivalence d’une fonction admettant un DL à l’ordre 0</text:p>
          </table:table-cell>
          <table:table-cell office:value-type="string" calcext:value-type="string">
            <text:p>\(f\) admet un DL limité en 0 à l'ordre 0 \(\iff f\) est continue en 0. Dans ce cas, \(a_0 = f(0)\)</text:p>
          </table:table-cell>
        </table:table-row>
        <table:table-row table:style-name="ro1">
          <table:table-cell office:value-type="string" calcext:value-type="string">
            <text:p>Équivalence d’une fonction admettant un DL à l’ordre 1</text:p>
          </table:table-cell>
          <table:table-cell office:value-type="string" calcext:value-type="string">
            <text:p>\(f\) admet un DL à l'ordre 1 en 0 \(\iff f\) est dérivable en 0. Dans ce cas, \(a_1 = f'(0)\)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5:14:21.668754602</meta:creation-date>
    <dc:date>2025-02-10T15:28:16.813517451</dc:date>
    <meta:editing-duration>PT3M9S</meta:editing-duration>
    <meta:editing-cycles>1</meta:editing-cycles>
    <meta:document-statistic meta:table-count="1" meta:cell-count="6" meta:object-count="0"/>
    <meta:generator>LibreOffice/24.2.7.2$Linux_X86_64 LibreOffice_project/420$Build-2</meta:generator>
  </office:meta>
</office:document-meta>
</file>